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0b48"/>
    </style:style>
    <style:style style:name="P2" style:family="paragraph" style:parent-style-name="Standard">
      <style:text-properties officeooo:rsid="00080b48" officeooo:paragraph-rsid="00080b48"/>
    </style:style>
    <style:style style:name="P3" style:family="paragraph" style:parent-style-name="Standard">
      <style:text-properties officeooo:rsid="000a00a0" officeooo:paragraph-rsid="00080b48"/>
    </style:style>
    <style:style style:name="P4" style:family="paragraph" style:parent-style-name="Standard">
      <style:text-properties officeooo:rsid="000a00a0" officeooo:paragraph-rsid="000a00a0"/>
    </style:style>
    <style:style style:name="P5" style:family="paragraph" style:parent-style-name="Standard">
      <style:text-properties officeooo:rsid="000a00a0" officeooo:paragraph-rsid="000b16d2"/>
    </style:style>
    <style:style style:name="P6" style:family="paragraph" style:parent-style-name="Standard">
      <style:text-properties officeooo:rsid="000a80a1" officeooo:paragraph-rsid="000a80a1"/>
    </style:style>
    <style:style style:name="T1" style:family="text">
      <style:text-properties officeooo:rsid="00080b48"/>
    </style:style>
    <style:style style:name="T2" style:family="text">
      <style:text-properties officeooo:rsid="000a00a0"/>
    </style:style>
    <style:style style:name="T3" style:family="text">
      <style:text-properties officeooo:rsid="000a80a1"/>
    </style:style>
    <style:style style:name="T4" style:family="text">
      <style:text-properties officeooo:rsid="000b16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&gt; show tables;</text:p>
      <text:p text:style-name="P3">+--------------------+</text:p>
      <text:p text:style-name="P3">| Tables_in_student2 |</text:p>
      <text:p text:style-name="P3">+--------------------+</text:p>
      <text:p text:style-name="P3">| DEPARTMENT <text:s text:c="8"/>|</text:p>
      <text:p text:style-name="P3">| student <text:s text:c="11"/>|</text:p>
      <text:p text:style-name="P3">+--------------------+</text:p>
      <text:p text:style-name="P3">2 rows in set (0.00 sec)</text:p>
      <text:p text:style-name="P3"/>
      <text:p text:style-name="P3">mysql&gt; desc student;</text:p>
      <text:p text:style-name="P3">+------------+-------------+------+-----+---------+-------+</text:p>
      <text:p text:style-name="P3">| Field <text:s text:c="5"/>| Type <text:s text:c="7"/>| Null | Key | Default | Extra |</text:p>
      <text:p text:style-name="P3">+------------+-------------+------+-----+---------+-------+</text:p>
      <text:p text:style-name="P3">| student_id | int(11) <text:s text:c="4"/>| NO <text:s text:c="2"/>| PRI | NULL <text:s text:c="3"/>| <text:s text:c="6"/>|</text:p>
      <text:p text:style-name="P3">| name <text:s text:c="6"/>| varchar(20) | YES <text:s/>| <text:s text:c="4"/>| NULL <text:s text:c="3"/>| <text:s text:c="6"/>|</text:p>
      <text:p text:style-name="P3">| city <text:s text:c="6"/>| varchar(15) | YES <text:s/>| <text:s text:c="4"/>| NULL <text:s text:c="3"/>| <text:s text:c="6"/>|</text:p>
      <text:p text:style-name="P3">| hod <text:s text:c="7"/>| varchar(10) | YES <text:s/>| <text:s text:c="4"/>| NULL <text:s text:c="3"/>| <text:s text:c="6"/>|</text:p>
      <text:p text:style-name="P3">+------------+-------------+------+-----+---------+-------+</text:p>
      <text:p text:style-name="P3">4 rows in set (0.00 sec)</text:p>
      <text:p text:style-name="P3"/>
      <text:p text:style-name="P3">mysql&gt; exit</text:p>
      <text:p text:style-name="P3">Bye</text:p>
      <text:p text:style-name="P3">s2mcabatch2@cscl6d21:~/Desktop/okami$ clear</text:p>
      <text:p text:style-name="P3"/>
      <text:p text:style-name="P3">s2mcabatch2@cscl6d21:~/Desktop/okami$ mysql -u s2mcabatch2 -p</text:p>
      <text:p text:style-name="P3">Enter password: </text:p>
      <text:p text:style-name="P3">Welcome to the MySQL monitor. <text:s/>Commands end with ; or \g.</text:p>
      <text:p text:style-name="P3">Your MySQL connection id is 6</text:p>
      <text:p text:style-name="P3">Server version: 5.7.42-0ubuntu0.18.04.1 (Ubuntu)</text:p>
      <text:p text:style-name="P3"/>
      <text:p text:style-name="P3">Copyright (c) 2000, 2023, Oracle and/or its affiliates.</text:p>
      <text:p text:style-name="P3"/>
      <text:p text:style-name="P3">Oracle is a registered trademark of Oracle Corporation and/or its</text:p>
      <text:p text:style-name="P3">affiliates. Other names may be trademarks of their respective</text:p>
      <text:p text:style-name="P3">owners.</text:p>
      <text:p text:style-name="P3"/>
      <text:p text:style-name="P3">Type 'help;' or '\h' for help. Type '\c' to clear the current input statement.</text:p>
      <text:p text:style-name="P3"/>
      <text:p text:style-name="P3">mysql&gt; show databases;</text:p>
      <text:p text:style-name="P3">+--------------------+</text:p>
      <text:p text:style-name="P3">| Database <text:s text:c="10"/>|</text:p>
      <text:p text:style-name="P3">+--------------------+</text:p>
      <text:p text:style-name="P3">| information_schema |</text:p>
      <text:p text:style-name="P3">| CEC <text:s text:c="15"/>|</text:p>
      <text:p text:style-name="P3">| EX2B <text:s text:c="14"/>|</text:p>
      <text:p text:style-name="P3">| cecdbms <text:s text:c="11"/>|</text:p>
      <text:p text:style-name="P3">| college2025 <text:s text:c="7"/>|</text:p>
      <text:p text:style-name="P3">| college49 <text:s text:c="9"/>|</text:p>
      <text:p text:style-name="P3">| collge <text:s text:c="12"/>|</text:p>
      <text:p text:style-name="P3">| department <text:s text:c="8"/>|</text:p>
      <text:p text:style-name="P3">| dml <text:s text:c="15"/>|</text:p>
      <text:p text:style-name="P3">| employee <text:s text:c="10"/>|</text:p>
      <text:p text:style-name="P3"><text:soft-page-break/>| mysql <text:s text:c="13"/>|</text:p>
      <text:p text:style-name="P3">| organisation <text:s text:c="6"/>|</text:p>
      <text:p text:style-name="P3">| performance_schema |</text:p>
      <text:p text:style-name="P3">| student2 <text:s text:c="10"/>|</text:p>
      <text:p text:style-name="P3">| sys <text:s text:c="15"/>|</text:p>
      <text:p text:style-name="P3">+--------------------+</text:p>
      <text:p text:style-name="P3">15 rows in set (0.00 sec)</text:p>
      <text:p text:style-name="P3"/>
      <text:p text:style-name="P3">mysql&gt; use student2;</text:p>
      <text:p text:style-name="P3">Reading table information for completion of table and column names</text:p>
      <text:p text:style-name="P3">You can turn off this feature to get a quicker startup with -A</text:p>
      <text:p text:style-name="P3"/>
      <text:p text:style-name="P3">Database changed</text:p>
      <text:p text:style-name="P3">mysql&gt; show tables;</text:p>
      <text:p text:style-name="P3">+--------------------+</text:p>
      <text:p text:style-name="P3">| Tables_in_student2 |</text:p>
      <text:p text:style-name="P3">+--------------------+</text:p>
      <text:p text:style-name="P3">| DEPARTMENT <text:s text:c="8"/>|</text:p>
      <text:p text:style-name="P3">| student <text:s text:c="11"/>|</text:p>
      <text:p text:style-name="P3">+--------------------+</text:p>
      <text:p text:style-name="P3">2 rows in set (0.00 sec)</text:p>
      <text:p text:style-name="P3"/>
      <text:p text:style-name="P3">mysql&gt; desc student;</text:p>
      <text:p text:style-name="P3">+------------+-------------+------+-----+---------+-------+</text:p>
      <text:p text:style-name="P3">| Field <text:s text:c="5"/>| Type <text:s text:c="7"/>| Null | Key | Default | Extra |</text:p>
      <text:p text:style-name="P3">+------------+-------------+------+-----+---------+-------+</text:p>
      <text:p text:style-name="P3">| student_id | int(11) <text:s text:c="4"/>| NO <text:s text:c="2"/>| PRI | NULL <text:s text:c="3"/>| <text:s text:c="6"/>|</text:p>
      <text:p text:style-name="P3">| name <text:s text:c="6"/>| varchar(20) | YES <text:s/>| <text:s text:c="4"/>| NULL <text:s text:c="3"/>| <text:s text:c="6"/>|</text:p>
      <text:p text:style-name="P3">| city <text:s text:c="6"/>| varchar(15) | YES <text:s/>| <text:s text:c="4"/>| NULL <text:s text:c="3"/>| <text:s text:c="6"/>|</text:p>
      <text:p text:style-name="P3">| hod <text:s text:c="7"/>| varchar(10) | YES <text:s/>| <text:s text:c="4"/>| NULL <text:s text:c="3"/>| <text:s text:c="6"/>|</text:p>
      <text:p text:style-name="P3">+------------+-------------+------+-----+---------+-------+</text:p>
      <text:p text:style-name="P3">4 rows in set (0.00 sec)</text:p>
      <text:p text:style-name="P3"/>
      <text:p text:style-name="P3">mysql&gt; desc DEPARTMENT;</text:p>
      <text:p text:style-name="P3">+----------+-------------+------+-----+---------+-------+</text:p>
      <text:p text:style-name="P3">| Field <text:s text:c="3"/>| Type <text:s text:c="7"/>| Null | Key | Default | Extra |</text:p>
      <text:p text:style-name="P3">+----------+-------------+------+-----+---------+-------+</text:p>
      <text:p text:style-name="P3">| dep_id <text:s text:c="2"/>| int(11) <text:s text:c="4"/>| YES <text:s/>| <text:s text:c="4"/>| NULL <text:s text:c="3"/>| <text:s text:c="6"/>|</text:p>
      <text:p text:style-name="P3">| dname <text:s text:c="3"/>| varchar(10) | YES <text:s/>| <text:s text:c="4"/>| NULL <text:s text:c="3"/>| <text:s text:c="6"/>|</text:p>
      <text:p text:style-name="P3">| hod <text:s text:c="5"/>| varchar(5) <text:s/>| YES <text:s/>| <text:s text:c="4"/>| NULL <text:s text:c="3"/>| <text:s text:c="6"/>|</text:p>
      <text:p text:style-name="P3">| staff_no | int(11) <text:s text:c="4"/>| YES <text:s/>| <text:s text:c="4"/>| NULL <text:s text:c="3"/>| <text:s text:c="6"/>|</text:p>
      <text:p text:style-name="P3">| block_no | varchar(10) | YES <text:s/>| <text:s text:c="4"/>| NULL <text:s text:c="3"/>| <text:s text:c="6"/>|</text:p>
      <text:p text:style-name="P3">+----------+-------------+------+-----+---------+-------+</text:p>
      <text:p text:style-name="P3">5 rows in set (0.00 sec)</text:p>
      <text:p text:style-name="P3"/>
      <text:p text:style-name="P3">mysql&gt; clear</text:p>
      <text:p text:style-name="P3">mysql&gt; CLEAR;</text:p>
      <text:p text:style-name="P3">mysql&gt; CREATE TABLE person(person_id INT PRIMARY KEY,name VARCHAR(50) NOT NULL,adhar_no NOT NULL UNIQUE,age INT CHECK(age&gt;18));</text:p>
      <text:p text:style-name="P3">ERROR 1064 (42000): You have an error in your SQL syntax; check the manual that corresponds to your MySQL server version for the right syntax to use near 'NOT NULL UNIQUE,age INT CHECK(age&gt;18))' at line 1</text:p>
      <text:p text:style-name="P3"><text:soft-page-break/>mysql&gt; CREATE TABLE person ( person_id INT PRIMARY KEY, name VARCHAR(50) NOT NULL,adhar_no VARCHAR(12) NOT NULL UNIQUE,age INT CHECK (age &gt; 18));</text:p>
      <text:p text:style-name="P3">Query OK, 0 rows affected (0.10 sec)</text:p>
      <text:p text:style-name="P3"/>
      <text:p text:style-name="P3">mysql&gt; CREATE TABLE orders(order_id INT PRIMARY KEY,order_no INT NOT NULL,person_id INT,FOREIGN KEY(person_id) REFERENCES person(person_id));</text:p>
      <text:p text:style-name="P3">Query OK, 0 rows affected (0.06 sec)</text:p>
      <text:p text:style-name="P3"/>
      <text:p text:style-name="P3">mysql&gt; DESC orders;</text:p>
      <text:p text:style-name="P3">+-----------+---------+------+-----+---------+-------+</text:p>
      <text:p text:style-name="P3">| Field <text:s text:c="4"/>| Type <text:s text:c="3"/>| Null | Key | Default | Extra |</text:p>
      <text:p text:style-name="P3">+-----------+---------+------+-----+---------+-------+</text:p>
      <text:p text:style-name="P3">| order_id <text:s/>| int(11) | NO <text:s text:c="2"/>| PRI | NULL <text:s text:c="3"/>| <text:s text:c="6"/>|</text:p>
      <text:p text:style-name="P3">| order_no <text:s/>| int(11) | NO <text:s text:c="2"/>| <text:s text:c="4"/>| NULL <text:s text:c="3"/>| <text:s text:c="6"/>|</text:p>
      <text:p text:style-name="P3">| person_id | int(11) | YES <text:s/>| MUL | NULL <text:s text:c="3"/>| <text:s text:c="6"/>|</text:p>
      <text:p text:style-name="P3">+-----------+---------+------+-----+---------+-------+</text:p>
      <text:p text:style-name="P3">3 rows in set (0.00 sec)</text:p>
      <text:p text:style-name="P3"/>
      <text:p text:style-name="P3">mysql&gt; SHOW TABLES;</text:p>
      <text:p text:style-name="P3">+--------------------+</text:p>
      <text:p text:style-name="P3">| Tables_in_student2 |</text:p>
      <text:p text:style-name="P3">+--------------------+</text:p>
      <text:p text:style-name="P3">| DEPARTMENT <text:s text:c="8"/>|</text:p>
      <text:p text:style-name="P3">| orders <text:s text:c="12"/>|</text:p>
      <text:p text:style-name="P3">| person <text:s text:c="12"/>|</text:p>
      <text:p text:style-name="P3">| student <text:s text:c="11"/>|</text:p>
      <text:p text:style-name="P3">+--------------------+</text:p>
      <text:p text:style-name="P3">4 rows in set (0.00 sec)</text:p>
      <text:p text:style-name="P3"/>
      <text:p text:style-name="P3">mysql&gt; DESC DEPARTMENT;</text:p>
      <text:p text:style-name="P3">+----------+-------------+------+-----+---------+-------+</text:p>
      <text:p text:style-name="P3">| Field <text:s text:c="3"/>| Type <text:s text:c="7"/>| Null | Key | Default | Extra |</text:p>
      <text:p text:style-name="P3">+----------+-------------+------+-----+---------+-------+</text:p>
      <text:p text:style-name="P3">| dep_id <text:s text:c="2"/>| int(11) <text:s text:c="4"/>| YES <text:s/>| <text:s text:c="4"/>| NULL <text:s text:c="3"/>| <text:s text:c="6"/>|</text:p>
      <text:p text:style-name="P3">| dname <text:s text:c="3"/>| varchar(10) | YES <text:s/>| <text:s text:c="4"/>| NULL <text:s text:c="3"/>| <text:s text:c="6"/>|</text:p>
      <text:p text:style-name="P3">| hod <text:s text:c="5"/>| varchar(5) <text:s/>| YES <text:s/>| <text:s text:c="4"/>| NULL <text:s text:c="3"/>| <text:s text:c="6"/>|</text:p>
      <text:p text:style-name="P3">| staff_no | int(11) <text:s text:c="4"/>| YES <text:s/>| <text:s text:c="4"/>| NULL <text:s text:c="3"/>| <text:s text:c="6"/>|</text:p>
      <text:p text:style-name="P3">| block_no | varchar(10) | YES <text:s/>| <text:s text:c="4"/>| NULL <text:s text:c="3"/>| <text:s text:c="6"/>|</text:p>
      <text:p text:style-name="P3">+----------+-------------+------+-----+---------+-------+</text:p>
      <text:p text:style-name="P3">5 rows in set (0.01 sec)</text:p>
      <text:p text:style-name="P3"/>
      <text:p text:style-name="P3">mysql&gt; CREATE TABLE employee(emp_no INT,emp_name VARCHAR(50),emp_dob DATE,address TEXT,mob_no INT,salary INT,dep_no INT);</text:p>
      <text:p text:style-name="P3">Query OK, 0 rows affected (0.05 sec)</text:p>
      <text:p text:style-name="P3"/>
      <text:p text:style-name="P3">mysql&gt; ALTER TABLE employee ADD PRIMARY KEY (emp_no);</text:p>
      <text:p text:style-name="P3">Query OK, 0 rows affected (0.09 sec)</text:p>
      <text:p text:style-name="P3">Records: 0 <text:s/>Duplicates: 0 <text:s/>Warnings: 0</text:p>
      <text:p text:style-name="P3"/>
      <text:p text:style-name="P3">mysql&gt; ALTER TABLE DEPARTMENT ADD PRIMARY KEY (dept_id);</text:p>
      <text:p text:style-name="P3">ERROR 1072 (42000): Key column 'dept_id' doesn't exist in table</text:p>
      <text:p text:style-name="P3">mysql&gt; ALTER TABLE DEPARTMENT ADD PRIMARY KEY (dep_id);</text:p>
      <text:p text:style-name="P3"><text:soft-page-break/>Query OK, 0 rows affected (0.13 sec)</text:p>
      <text:p text:style-name="P3">Records: 0 <text:s/>Duplicates: 0 <text:s/>Warnings: 0</text:p>
      <text:p text:style-name="P3"/>
      <text:p text:style-name="P3">mysql&gt; SHOW TABLES;</text:p>
      <text:p text:style-name="P3">+--------------------+</text:p>
      <text:p text:style-name="P3">| Tables_in_student2 |</text:p>
      <text:p text:style-name="P3">+--------------------+</text:p>
      <text:p text:style-name="P3">| DEPARTMENT <text:s text:c="8"/>|</text:p>
      <text:p text:style-name="P3">| employee <text:s text:c="10"/>|</text:p>
      <text:p text:style-name="P3">| orders <text:s text:c="12"/>|</text:p>
      <text:p text:style-name="P3">| person <text:s text:c="12"/>|</text:p>
      <text:p text:style-name="P3">| student <text:s text:c="11"/>|</text:p>
      <text:p text:style-name="P3">+--------------------+</text:p>
      <text:p text:style-name="P3">5 rows in set (0.01 sec)</text:p>
      <text:p text:style-name="P3"/>
      <text:p text:style-name="P3">mysql&gt; DESC employee;</text:p>
      <text:p text:style-name="P3">+----------+-------------+------+-----+---------+-------+</text:p>
      <text:p text:style-name="P3">| Field <text:s text:c="3"/>| Type <text:s text:c="7"/>| Null | Key | Default | Extra |</text:p>
      <text:p text:style-name="P3">+----------+-------------+------+-----+---------+-------+</text:p>
      <text:p text:style-name="P3">| emp_no <text:s text:c="2"/>| int(11) <text:s text:c="4"/>| NO <text:s text:c="2"/>| PRI | NULL <text:s text:c="3"/>| <text:s text:c="6"/>|</text:p>
      <text:p text:style-name="P3">| emp_name | varchar(50) | YES <text:s/>| <text:s text:c="4"/>| NULL <text:s text:c="3"/>| <text:s text:c="6"/>|</text:p>
      <text:p text:style-name="P3">| emp_dob <text:s/>| date <text:s text:c="7"/>| YES <text:s/>| <text:s text:c="4"/>| NULL <text:s text:c="3"/>| <text:s text:c="6"/>|</text:p>
      <text:p text:style-name="P3">| address <text:s/>| text <text:s text:c="7"/>| YES <text:s/>| <text:s text:c="4"/>| NULL <text:s text:c="3"/>| <text:s text:c="6"/>|</text:p>
      <text:p text:style-name="P3">| mob_no <text:s text:c="2"/>| int(11) <text:s text:c="4"/>| YES <text:s/>| <text:s text:c="4"/>| NULL <text:s text:c="3"/>| <text:s text:c="6"/>|</text:p>
      <text:p text:style-name="P3">| salary <text:s text:c="2"/>| int(11) <text:s text:c="4"/>| YES <text:s/>| <text:s text:c="4"/>| NULL <text:s text:c="3"/>| <text:s text:c="6"/>|</text:p>
      <text:p text:style-name="P3">| dep_no <text:s text:c="2"/>| int(11) <text:s text:c="4"/>| YES <text:s/>| <text:s text:c="4"/>| NULL <text:s text:c="3"/>| <text:s text:c="6"/>|</text:p>
      <text:p text:style-name="P3">+----------+-------------+------+-----+---------+-------+</text:p>
      <text:p text:style-name="P3">7 rows in set (0.00 sec)</text:p>
      <text:p text:style-name="P3"/>
      <text:p text:style-name="P3">mysql&gt; ALTER TABLE employee AND FORIEGN KEY(dept_no) REFERENCES DEPARTMENT(dep_id) ON DELETE CASCADE;</text:p>
      <text:p text:style-name="P3">ERROR 1064 (42000): You have an error in your SQL syntax; check the manual that corresponds to your MySQL server version for the right syntax to use near 'AND FORIEGN KEY(dept_no) REFERENCES DEPARTMENT(dep_id) ON DELETE CASCADE' at line 1</text:p>
      <text:p text:style-name="P3">mysql&gt; ALTER TABLE employee ADD dept_no INT ,ADD FOREIGN KEY (dept_no) REFERENCES DEPARTMENT (dep_id) ON DELETE CASCADE;</text:p>
      <text:p text:style-name="P3">Query OK, 0 rows affected (0.13 sec)</text:p>
      <text:p text:style-name="P3">Records: 0 <text:s/>Duplicates: 0 <text:s/>Warnings: 0</text:p>
      <text:p text:style-name="P3"/>
      <text:p text:style-name="P3">mysql&gt; ALTER TABLE orders DROP PRIMARY KEY;</text:p>
      <text:p text:style-name="P3">Query OK, 0 rows affected (0.14 sec)</text:p>
      <text:p text:style-name="P3">Records: 0 <text:s/>Duplicates: 0 <text:s/>Warnings: 0</text:p>
      <text:p text:style-name="P3"/>
      <text:p text:style-name="P3">mysql&gt; DESC orders;</text:p>
      <text:p text:style-name="P3">+-----------+---------+------+-----+---------+-------+</text:p>
      <text:p text:style-name="P3">| Field <text:s text:c="4"/>| Type <text:s text:c="3"/>| Null | Key | Default | Extra |</text:p>
      <text:p text:style-name="P3">+-----------+---------+------+-----+---------+-------+</text:p>
      <text:p text:style-name="P3">| order_id <text:s/>| int(11) | NO <text:s text:c="2"/>| <text:s text:c="4"/>| NULL <text:s text:c="3"/>| <text:s text:c="6"/>|</text:p>
      <text:p text:style-name="P3">| order_no <text:s/>| int(11) | NO <text:s text:c="2"/>| <text:s text:c="4"/>| NULL <text:s text:c="3"/>| <text:s text:c="6"/>|</text:p>
      <text:p text:style-name="P3">| person_id | int(11) | YES <text:s/>| MUL | NULL <text:s text:c="3"/>| <text:s text:c="6"/>|</text:p>
      <text:p text:style-name="P3">+-----------+---------+------+-----+---------+-------+</text:p>
      <text:p text:style-name="P3">3 rows in set (0.00 sec)</text:p>
      <text:p text:style-name="P3"><text:soft-page-break/></text:p>
      <text:p text:style-name="P3">mysql&gt; DESC person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person_id | int(11) <text:s text:c="4"/>| NO <text:s text:c="2"/>| PRI | NULL <text:s text:c="3"/>| <text:s text:c="6"/>|</text:p>
      <text:p text:style-name="P3">| name <text:s text:c="5"/>| varchar(50) | NO <text:s text:c="2"/>| <text:s text:c="4"/>| NULL <text:s text:c="3"/>| <text:s text:c="6"/>|</text:p>
      <text:p text:style-name="P3">| adhar_no <text:s/>| varchar(12) | NO <text:s text:c="2"/>| UNI | NULL <text:s text:c="3"/>| <text:s text:c="6"/>|</text:p>
      <text:p text:style-name="P3">| age <text:s text:c="6"/>| int(11) <text:s text:c="4"/>| YES <text:s/>| <text:s text:c="4"/>| NULL <text:s text:c="3"/>| <text:s text:c="6"/>|</text:p>
      <text:p text:style-name="P3">+-----------+-------------+------+-----+---------+-------+</text:p>
      <text:p text:style-name="P3">4 rows in set (0.00 sec)</text:p>
      <text:p text:style-name="P3"/>
      <text:p text:style-name="P3">mysql&gt; desc employee;</text:p>
      <text:p text:style-name="P3">+----------+-------------+------+-----+---------+-------+</text:p>
      <text:p text:style-name="P3">| Field <text:s text:c="3"/>| Type <text:s text:c="7"/>| Null | Key | Default | Extra |</text:p>
      <text:p text:style-name="P3">+----------+-------------+------+-----+---------+-------+</text:p>
      <text:p text:style-name="P3">| emp_no <text:s text:c="2"/>| int(11) <text:s text:c="4"/>| NO <text:s text:c="2"/>| PRI | NULL <text:s text:c="3"/>| <text:s text:c="6"/>|</text:p>
      <text:p text:style-name="P3">| emp_name | varchar(50) | YES <text:s/>| <text:s text:c="4"/>| NULL <text:s text:c="3"/>| <text:s text:c="6"/>|</text:p>
      <text:p text:style-name="P3">| emp_dob <text:s/>| date <text:s text:c="7"/>| YES <text:s/>| <text:s text:c="4"/>| NULL <text:s text:c="3"/>| <text:s text:c="6"/>|</text:p>
      <text:p text:style-name="P3">| address <text:s/>| text <text:s text:c="7"/>| YES <text:s/>| <text:s text:c="4"/>| NULL <text:s text:c="3"/>| <text:s text:c="6"/>|</text:p>
      <text:p text:style-name="P3">| mob_no <text:s text:c="2"/>| int(11) <text:s text:c="4"/>| YES <text:s/>| <text:s text:c="4"/>| NULL <text:s text:c="3"/>| <text:s text:c="6"/>|</text:p>
      <text:p text:style-name="P3">| salary <text:s text:c="2"/>| int(11) <text:s text:c="4"/>| YES <text:s/>| <text:s text:c="4"/>| NULL <text:s text:c="3"/>| <text:s text:c="6"/>|</text:p>
      <text:p text:style-name="P3">| dep_no <text:s text:c="2"/>| int(11) <text:s text:c="4"/>| YES <text:s/>| <text:s text:c="4"/>| NULL <text:s text:c="3"/>| <text:s text:c="6"/>|</text:p>
      <text:p text:style-name="P3">| dept_no <text:s/>| int(11) <text:s text:c="4"/>| YES <text:s/>| MUL | NULL <text:s text:c="3"/>| <text:s text:c="6"/>|</text:p>
      <text:p text:style-name="P3">+----------+-------------+------+-----+---------+-------+</text:p>
      <text:p text:style-name="P3">8 rows in set (0.00 sec)</text:p>
      <text:p text:style-name="P3"/>
      <text:p text:style-name="P3">mysql&gt; CREATE TABLE employees1 (emp_no VARCHAR(50),emp_name VARCHAR(50),dob DATE,address TEXT,mobile_no VARCHAR(50),dept_no VARCHAR(50),salary INT,designation VARCHAR(50));</text:p>
      <text:p text:style-name="P3">Query OK, 0 rows affected (0.05 sec)</text:p>
      <text:p text:style-name="P3"/>
      <text:p text:style-name="P3">mysql&gt; CREATE TABLE department1(dept_no VARCHAR(60),dept_name VARCHAR(50));</text:p>
      <text:p text:style-name="P3">Query OK, 0 rows affected (0.05 sec)</text:p>
      <text:p text:style-name="P3"/>
      <text:p text:style-name="P3">mysql&gt; INSERT INTO employee1 (emp_no, emp_name, dob, address, mobile_no, dept_no, salary, Designation) VALUES ('emp01', 'John', '1990-05-10', 'Address1', 9876543210, 'D01', 50000, 'Manager'), ('emp02', 'Alice', '1985-08-15', 'Address2', 9876543211, 'D02', 30000, 'Engineer'), ('emp03', 'Bob', '1992-11-20', 'Address3', 9876543212, 'D01', 45000, 'Manager'), ('emp04', 'Charlie', '1995-06-25', 'Address4', 9876543213, 'D03', 20000, 'Assistant'), ('emp05', 'David', '1993-04-30', 'Address5', 9876543214, 'D02', 7000, 'Technician'), ('emp06', 'Eve', '1988-02-14', 'Address6', 9876543215, 'D03', 70000, 'Clerk'), ('emp07', 'Frank', '1991-09-10', 'Address7', 9876543216, 'D04', 150000, 'Director'), ('emp08', 'Grace', '1987-12-20', 'Address8',9876543217, 'D05', 80000, 'Manager'), ('emp09', 'Helen', '1994-03-05', 'Address9', 9876543218, 'D06', 120000, 'Computer Assistant'), ('emp10', 'lan', '1996-07-17', 'Address 10', 9876543219, 'D07', 4000, 'Supervisor');</text:p>
      <text:p text:style-name="P3">ERROR 1146 (42S02): Table 'student2.employee1' doesn't exist</text:p>
      <text:p text:style-name="P3">mysql&gt; show INSERT INTO employees1 (emp_no, emp_name, dob, address, mobile_no, dept_no, salary, Designation) VALUES ('emp01', 'John', '1990-05-10', 'Address1', 9876543210, 'D01', 50000, 'Manager'), ('emp02', 'Alice', '1985-08-15', 'Address2', 9876543211, 'D02', 30000, 'Engineer'), ('emp03', 'Bob', '1992-11-20', 'Address3', 9876543212, 'D01', 45000, 'Manager'), ('emp04', 'Charlie', '1995-06-25', 'Address4', 9876543213, 'D03', 20000, 'Assistant'), ('emp05', 'David', '1993-04-30', 'Address5', 9876543214, 'D02', 7000, 'Technician'), ('emp06', 'Eve', '1988-02-14', 'Address6', <text:soft-page-break/>9876543215, 'D03', 70000, 'Clerk'), ('emp07', 'Frank', '1991-09-10', 'Address7', 9876543216, 'D04', 150000, 'Director'), ('emp08', 'Grace', '1987-12-20', 'Address8',9876543217, 'D05', 80000, 'Manager'), ('emp09', 'Helen', '1994-03-05', 'Address9', 9876543218, 'D06', 120000, 'Computer Assistant'), ('emp10', 'lan', '1996-07-17', 'Address 10', 9876543219, 'D07', 4000, 'Supervisor');</text:p>
      <text:p text:style-name="P3">ERROR 1064 (42000): You have an error in your SQL syntax; check the manual that corresponds to your MySQL server version for the right syntax to use near 'INSERT INTO employees1 (emp_no, emp_name, dob, address, mobile_no, dept_no, sala' at line 1</text:p>
      <text:p text:style-name="P3">mysql&gt; INSERT INTO employees1 (emp_no, emp_name, dob, address, mobile_no, dept_no, salary, Designation) VALUES ('emp01', 'John', '1990-05-10', 'Address1', 9876543210, 'D01', 50000, 'Manager'), ('emp02', 'Alice', '1985-08-15', 'Address2', 9876543211, 'D02', 30000, 'Engineer'), ('emp03', 'Bob', '1992-11-20', 'Address3', 9876543212, 'D01', 45000, 'Manager'), ('emp04', 'Charlie', '1995-06-25', 'Address4', 9876543213, 'D03', 20000, 'Assistant'), ('emp05', 'David', '1993-04-30', 'Address5', 9876543214, 'D02', 7000, 'Technician'), ('emp06', 'Eve', '1988-02-14', 'Address6', 9876543215, 'D03', 70000, 'Clerk'), ('emp07', 'Frank', '1991-09-10', 'Address7', 9876543216, 'D04', 150000, 'Director'), ('emp08', 'Grace', '1987-12-20', 'Address8',9876543217, 'D05', 80000, 'Manager'), ('emp09', 'Helen', '1994-03-05', 'Address9', 9876543218, 'D06', 120000, 'Computer Assistant'), ('emp10', 'lan', '1996-07-17', 'Address 10', 9876543219, 'D07', 4000, 'Supervisor');</text:p>
      <text:p text:style-name="P3">Query OK, 10 rows affected (0.00 sec)</text:p>
      <text:p text:style-name="P3">Records: 10 <text:s/>Duplicates: 0 <text:s/>Warnings: 0</text:p>
      <text:p text:style-name="P3"/>
      <text:p text:style-name="P3">mysql&gt; desc employees1;</text:p>
      <text:p text:style-name="P3">+-------------+-------------+------+-----+---------+-------+</text:p>
      <text:p text:style-name="P3">| Field <text:s text:c="6"/>| Type <text:s text:c="7"/>| Null | Key | Default | Extra |</text:p>
      <text:p text:style-name="P3">+-------------+-------------+------+-----+---------+-------+</text:p>
      <text:p text:style-name="P3">| emp_no <text:s text:c="5"/>| varchar(50) | YES <text:s/>| <text:s text:c="4"/>| NULL <text:s text:c="3"/>| <text:s text:c="6"/>|</text:p>
      <text:p text:style-name="P3">| emp_name <text:s text:c="3"/>| varchar(50) | YES <text:s/>| <text:s text:c="4"/>| NULL <text:s text:c="3"/>| <text:s text:c="6"/>|</text:p>
      <text:p text:style-name="P3">| dob <text:s text:c="8"/>| date <text:s text:c="7"/>| YES <text:s/>| <text:s text:c="4"/>| NULL <text:s text:c="3"/>| <text:s text:c="6"/>|</text:p>
      <text:p text:style-name="P3">| address <text:s text:c="4"/>| text <text:s text:c="7"/>| YES <text:s/>| <text:s text:c="4"/>| NULL <text:s text:c="3"/>| <text:s text:c="6"/>|</text:p>
      <text:p text:style-name="P3">| mobile_no <text:s text:c="2"/>| varchar(50) | YES <text:s/>| <text:s text:c="4"/>| NULL <text:s text:c="3"/>| <text:s text:c="6"/>|</text:p>
      <text:p text:style-name="P3">| dept_no <text:s text:c="4"/>| varchar(50) | YES <text:s/>| <text:s text:c="4"/>| NULL <text:s text:c="3"/>| <text:s text:c="6"/>|</text:p>
      <text:p text:style-name="P3">| salary <text:s text:c="5"/>| int(11) <text:s text:c="4"/>| YES <text:s/>| <text:s text:c="4"/>| NULL <text:s text:c="3"/>| <text:s text:c="6"/>|</text:p>
      <text:p text:style-name="P3">| designation | varchar(50) | YES <text:s/>| <text:s text:c="4"/>| NULL <text:s text:c="3"/>| <text:s text:c="6"/>|</text:p>
      <text:p text:style-name="P3">+-------------+-------------+------+-----+---------+-------+</text:p>
      <text:p text:style-name="P3">8 rows in set (0.00 sec)</text:p>
      <text:p text:style-name="P3"/>
      <text:p text:style-name="P3">mysql&gt; show * employees1;</text:p>
      <text:p text:style-name="P3">ERROR 1064 (42000): You have an error in your SQL syntax; check the manual that corresponds to your MySQL server version for the right syntax to use near '* employees1' at line 1</text:p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50000 | Manager <text:s text:c="11"/>|</text:p>
      <text:p text:style-name="P3">| emp02 <text:s/>| Alice <text:s text:c="3"/>| 1985-08-15 | Address2 <text:s text:c="2"/>| 9876543211 | D02 <text:s text:c="4"/>| <text:s/>30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20000 | Assistant <text:s text:c="9"/>|</text:p>
      <text:p text:style-name="P3">| emp05 <text:s/>| David <text:s text:c="3"/>| 1993-04-30 | Address5 <text:s text:c="2"/>| 9876543214 | D02 <text:s text:c="4"/>| <text:s text:c="2"/>7000 | Technician <text:s text:c="8"/>|</text:p>
      <text:p text:style-name="P3">| emp06 <text:s/>| Eve <text:s text:c="5"/>| 1988-02-14 | Address6 <text:s text:c="2"/>| 9876543215 | D03 <text:s text:c="4"/>| <text:s/>70000 | Clerk <text:s text:c="13"/>|</text:p>
      <text:p text:style-name="P3">| emp07 <text:s/>| Frank <text:s text:c="3"/>| 1991-09-10 | Address7 <text:s text:c="2"/>| 9876543216 | D04 <text:s text:c="4"/>| 150000 | Director <text:s text:c="10"/>|</text:p>
      <text:p text:style-name="P3">| emp08 <text:s/>| Grace <text:s text:c="3"/>| 1987-12-20 | Address8 <text:s text:c="2"/>| 9876543217 | D05 <text:s text:c="4"/>| <text:s/>80000 | Manager <text:s text:c="11"/>|</text:p>
      <text:p text:style-name="P3">| emp09 <text:s/>| Helen <text:s text:c="3"/>| 1994-03-05 | Address9 <text:s text:c="2"/>| 9876543218 | D06 <text:s text:c="4"/>| 120000 | Computer Assistant |</text:p>
      <text:p text:style-name="P3">| emp10 <text:s/>| lan <text:s text:c="5"/>| 1996-07-17 | Address 10 | 9876543219 | D07 <text:s text:c="4"/>| <text:s text:c="2"/>4000 | Supervisor <text:s text:c="8"/>|</text:p>
      <text:p text:style-name="P3"><text:soft-page-break/>+--------+----------+------------+------------+------------+---------+--------+--------------------+</text:p>
      <text:p text:style-name="P3">10 rows in set (0.00 sec)</text:p>
      <text:p text:style-name="P3"/>
      <text:p text:style-name="P3">mysql&gt; INSERT INTO Department1 (dept_no, dept_name) VALUES('D01', 'HR').(D02', 'IT'), ('D03', 'Finance'), ('D04', 'Operations'), ('D05', 'Marketing'). ('D06', 'Sales'), ('D07", 'Customer Service'), ('D08', 'R&amp;D'), ('D09', 'Logistics'), ('D10', 'Legal");</text:p>
      <text:p text:style-name="P3">ERROR 1064 (42000): You have an error in your SQL syntax; check the manual that corresponds to your MySQL server version for the right syntax to use near '.(D02', 'IT'), ('D03', 'Finance'), ('D04', 'Operations'), ('D05', 'Marketing'). ' at line 1</text:p>
      <text:p text:style-name="P3">mysql&gt; INSERT INTO department1 (dept_no, dept_name) VALUES('D01', 'HR').(D02', 'IT'), ('D03', 'Finance'), ('D04', 'Operations'), ('D05', 'Marketing'). ('D06', 'Sales'), ('D07", 'Customer Service'), ('D08', 'R&amp;D'), ('D09', 'Logistics'), ('D10', 'Legal");</text:p>
      <text:p text:style-name="P3">ERROR 1064 (42000): You have an error in your SQL syntax; check the manual that corresponds to your MySQL server version for the right syntax to use near '.(D02', 'IT'), ('D03', 'Finance'), ('D04', 'Operations'), ('D05', 'Marketing'). ' at line 1</text:p>
      <text:p text:style-name="P3">mysql&gt; show tables;</text:p>
      <text:p text:style-name="P3">+--------------------+</text:p>
      <text:p text:style-name="P3">| Tables_in_student2 |</text:p>
      <text:p text:style-name="P3">+--------------------+</text:p>
      <text:p text:style-name="P3">| DEPARTMENT <text:s text:c="8"/>|</text:p>
      <text:p text:style-name="P3">| department1 <text:s text:c="7"/>|</text:p>
      <text:p text:style-name="P3">| employee <text:s text:c="10"/>|</text:p>
      <text:p text:style-name="P3">| employees1 <text:s text:c="8"/>|</text:p>
      <text:p text:style-name="P3">| orders <text:s text:c="12"/>|</text:p>
      <text:p text:style-name="P3">| person <text:s text:c="12"/>|</text:p>
      <text:p text:style-name="P3">| student <text:s text:c="11"/>|</text:p>
      <text:p text:style-name="P3">+--------------------+</text:p>
      <text:p text:style-name="P3">7 rows in set (0.00 sec)</text:p>
      <text:p text:style-name="P3"/>
      <text:p text:style-name="P3">mysql&gt; desc department1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dept_no <text:s text:c="2"/>| varchar(60) | YES <text:s/>| <text:s text:c="4"/>| NULL <text:s text:c="3"/>| <text:s text:c="6"/>|</text:p>
      <text:p text:style-name="P3">| dept_name | varchar(50) | YES <text:s/>| <text:s text:c="4"/>| NULL <text:s text:c="3"/>| <text:s text:c="6"/>|</text:p>
      <text:p text:style-name="P3">+-----------+-------------+------+-----+---------+-------+</text:p>
      <text:p text:style-name="P3">2 rows in set (0.00 sec)</text:p>
      <text:p text:style-name="P3"/>
      <text:p text:style-name="P3">mysql&gt; INSERT INTO department1 (dept_no, dept_name) VALUES('D01', 'HR').(D02', 'IT'), ('D03', 'Finance'), ('D04', 'Operations'), ('D05', 'Marketing'). ('D06', 'Sales'), ('D07", 'Customer Service'), ('D08', 'R&amp;D'), ('D09', 'Logistics'), ('D10', 'Legal');</text:p>
      <text:p text:style-name="P3"><text:s text:c="4"/>"&gt; ;</text:p>
      <text:p text:style-name="P3"><text:s text:c="4"/>"&gt; </text:p>
      <text:p text:style-name="P3"/>
      <text:p text:style-name="P3">^C</text:p>
      <text:p text:style-name="P3">mysql&gt; </text:p>
      <text:p text:style-name="P3">mysql&gt; INSERT INTO department1 (dept_no, dept_name) VALUES('D01', 'HR'),(D02', 'IT'), ('D03', 'Finance'), ('D04', 'Operations'), ('D05', 'Marketing'), ('D06', 'Sales'), ('D07", 'Customer Service'), ('D08', 'R&amp;D'), ('D09', 'Logistics'), ('D10', 'Legal');</text:p>
      <text:p text:style-name="P3"><text:s text:c="4"/>"&gt; ;</text:p>
      <text:p text:style-name="P3"><text:s text:c="4"/>"&gt; </text:p>
      <text:p text:style-name="P3"><text:s text:c="4"/>"&gt; </text:p>
      <text:p text:style-name="P3"><text:soft-page-break/><text:s text:c="4"/>"&gt; </text:p>
      <text:p text:style-name="P3"><text:s text:c="4"/>"&gt; </text:p>
      <text:p text:style-name="P3"><text:s text:c="4"/>"&gt; </text:p>
      <text:p text:style-name="P3"><text:s text:c="4"/>"&gt; </text:p>
      <text:p text:style-name="P3"><text:s text:c="4"/>"&gt; </text:p>
      <text:p text:style-name="P3"/>
      <text:p text:style-name="P3">^C</text:p>
      <text:p text:style-name="P3">mysql&gt; INSERT INTO Department1 (dept_no, dept_name)VALUES <text:s/>('D01', 'HR'), <text:s/>('D02', 'IT'), <text:s/>('D03','Finance'), <text:s/>('D04', 'Operations'), <text:s/>('D05', 'Marketing'), <text:s/>('D06', 'Sales'), <text:s/>('D07', 'Customer Service'), <text:s/>('D08', 'R&amp;D'), <text:s/>('D09', 'Logistics'), <text:s/>('D10', 'Legal');</text:p>
      <text:p text:style-name="P3">ERROR 1146 (42S02): Table 'student2.Department1' doesn't exist</text:p>
      <text:p text:style-name="P3">mysql&gt; INSERT INTO department1 (dept_no, dept_name)VALUES <text:s/>('D01', 'HR'), <text:s/>('D02', 'IT'), <text:s/>('D03','Finance'), <text:s/>('D04', 'Operations'), <text:s/>('D05', 'Marketing'), <text:s/>('D06', 'Sales'), <text:s/>('D07', 'Customer Service'), <text:s/>('D08', 'R&amp;D'), <text:s/>('D09', 'Logistics'), <text:s/>('D10', 'Legal');</text:p>
      <text:p text:style-name="P3">Query OK, 10 rows affected (0.00 sec)</text:p>
      <text:p text:style-name="P3">Records: 10 <text:s/>Duplicates: 0 <text:s/>Warnings: 0</text:p>
      <text:p text:style-name="P3"/>
      <text:p text:style-name="P3">mysql&gt; SELECT emp_no,emp_name FROM employee1 WHERE salary BETWEEN 2000 AND 5000;</text:p>
      <text:p text:style-name="P3">ERROR 1146 (42S02): Table 'student2.employee1' doesn't exist</text:p>
      <text:p text:style-name="P3">mysql&gt; SELECT emp_no,emp_name FROM employees1 WHERE salary BETWEEN 2000 AND 5000;</text:p>
      <text:p text:style-name="P3">+--------+----------+</text:p>
      <text:p text:style-name="P3">| emp_no | emp_name |</text:p>
      <text:p text:style-name="P3">+--------+----------+</text:p>
      <text:p text:style-name="P3">| emp10 <text:s/>| lan <text:s text:c="5"/>|</text:p>
      <text:p text:style-name="P3">+--------+----------+</text:p>
      <text:p text:style-name="P3">1 row in set (0.00 sec)</text:p>
      <text:p text:style-name="P3"/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50000 | Manager <text:s text:c="11"/>|</text:p>
      <text:p text:style-name="P3">| emp02 <text:s/>| Alice <text:s text:c="3"/>| 1985-08-15 | Address2 <text:s text:c="2"/>| 9876543211 | D02 <text:s text:c="4"/>| <text:s/>30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20000 | Assistant <text:s text:c="9"/>|</text:p>
      <text:p text:style-name="P3">| emp05 <text:s/>| David <text:s text:c="3"/>| 1993-04-30 | Address5 <text:s text:c="2"/>| 9876543214 | D02 <text:s text:c="4"/>| <text:s text:c="2"/>7000 | Technician <text:s text:c="8"/>|</text:p>
      <text:p text:style-name="P3">| emp06 <text:s/>| Eve <text:s text:c="5"/>| 1988-02-14 | Address6 <text:s text:c="2"/>| 9876543215 | D03 <text:s text:c="4"/>| <text:s/>70000 | Clerk <text:s text:c="13"/>|</text:p>
      <text:p text:style-name="P3">| emp07 <text:s/>| Frank <text:s text:c="3"/>| 1991-09-10 | Address7 <text:s text:c="2"/>| 9876543216 | D04 <text:s text:c="4"/>| 150000 | Director <text:s text:c="10"/>|</text:p>
      <text:p text:style-name="P3">| emp08 <text:s/>| Grace <text:s text:c="3"/>| 1987-12-20 | Address8 <text:s text:c="2"/>| 9876543217 | D05 <text:s text:c="4"/>| <text:s/>80000 | Manager <text:s text:c="11"/>|</text:p>
      <text:p text:style-name="P3">| emp09 <text:s/>| Helen <text:s text:c="3"/>| 1994-03-05 | Address9 <text:s text:c="2"/>| 9876543218 | D06 <text:s text:c="4"/>| 120000 | Computer Assistant |</text:p>
      <text:p text:style-name="P3">| emp10 <text:s/>| lan <text:s text:c="5"/>| 1996-07-17 | Address 10 | 9876543219 | D07 <text:s text:c="4"/>| <text:s text:c="2"/>4000 | Supervisor <text:s text:c="8"/>|</text:p>
      <text:p text:style-name="P3">+--------+----------+------------+------------+------------+---------+--------+--------------------+</text:p>
      <text:p text:style-name="P3">10 rows in set (0.00 sec)</text:p>
      <text:p text:style-name="P3"/>
      <text:p text:style-name="P3">mysql&gt; SELECT * FROM department1;</text:p>
      <text:p text:style-name="P3">+---------+------------------+</text:p>
      <text:p text:style-name="P3">| dept_no | dept_name <text:s text:c="7"/>|</text:p>
      <text:p text:style-name="P3">+---------+------------------+</text:p>
      <text:p text:style-name="P3">| D01 <text:s text:c="4"/>| HR <text:s text:c="14"/>|</text:p>
      <text:p text:style-name="P3">| D02 <text:s text:c="4"/>| IT <text:s text:c="14"/>|</text:p>
      <text:p text:style-name="P3"><text:soft-page-break/>| D03 <text:s text:c="4"/>| Finance <text:s text:c="9"/>|</text:p>
      <text:p text:style-name="P3">| D04 <text:s text:c="4"/>| Operations <text:s text:c="6"/>|</text:p>
      <text:p text:style-name="P3">| D05 <text:s text:c="4"/>| Marketing <text:s text:c="7"/>|</text:p>
      <text:p text:style-name="P3">| D06 <text:s text:c="4"/>| Sales <text:s text:c="11"/>|</text:p>
      <text:p text:style-name="P3">| D07 <text:s text:c="4"/>| Customer Service |</text:p>
      <text:p text:style-name="P3">| D08 <text:s text:c="4"/>| R&amp;D <text:s text:c="13"/>|</text:p>
      <text:p text:style-name="P3">| D09 <text:s text:c="4"/>| Logistics <text:s text:c="7"/>|</text:p>
      <text:p text:style-name="P3">| D10 <text:s text:c="4"/>| Legal <text:s text:c="11"/>|</text:p>
      <text:p text:style-name="P3">+---------+------------------+</text:p>
      <text:p text:style-name="P3">10 rows in set (0.00 sec)</text:p>
      <text:p text:style-name="P3"/>
      <text:p text:style-name="P3">mysql&gt; SELECT emp_no,emp_name FROM employees1 WHERE dep_no="DO2";</text:p>
      <text:p text:style-name="P3">ERROR 1054 (42S22): Unknown column 'dep_no' in 'where clause'</text:p>
      <text:p text:style-name="P3">mysql&gt; SELECT emp_no,emp_name FROM employees1 WHERE depT_no="DO2";</text:p>
      <text:p text:style-name="P3">Empty set (0.00 sec)</text:p>
      <text:p text:style-name="P3"/>
      <text:p text:style-name="P3">mysql&gt; SELECT emp_no,emp_name FROM employees1 WHERE dept_no="DO2";</text:p>
      <text:p text:style-name="P3">Empty set (0.00 sec)</text:p>
      <text:p text:style-name="P3"/>
      <text:p text:style-name="P3">mysql&gt; SELECT emp_no,emp_name FROM department1 WHERE dept_no="DO2";</text:p>
      <text:p text:style-name="P3">ERROR 1054 (42S22): Unknown column 'emp_no' in 'field list'</text:p>
      <text:p text:style-name="P3">mysql&gt; SELECT emp_no,emp_name FROM employees1 WHERE dept_no="DO2";</text:p>
      <text:p text:style-name="P3">Empty set (0.00 sec)</text:p>
      <text:p text:style-name="P3"/>
      <text:p text:style-name="P3">mysql&gt; SELECT emp_no,emp_name FROM employees1 WHERE dept_no='DO2';</text:p>
      <text:p text:style-name="P3">Empty set (0.00 sec)</text:p>
      <text:p text:style-name="P3"/>
      <text:p text:style-name="P3">mysql&gt; SELECT emp_no, emp_name</text:p>
      <text:p text:style-name="P3">FROM employees1</text:p>
      <text:p text:style-name="P3">WHERE dept_no = 'D02';</text:p>
      <text:p text:style-name="P3">SELECT emp_no, emp_name</text:p>
      <text:p text:style-name="P3">^C</text:p>
      <text:p text:style-name="P3">mysql&gt; FROM employees1</text:p>
      <text:p text:style-name="P3"><text:s text:c="4"/>-&gt; WHERE dept_no = 'D02';</text:p>
      <text:p text:style-name="P3">ERROR 1064 (42000): You have an error in your SQL syntax; check the manual that corresponds to your MySQL server version for the right syntax to use near 'FROM employees1</text:p>
      <text:p text:style-name="P3">WHERE dept_no = 'D02'' at line 1</text:p>
      <text:p text:style-name="P3">mysql&gt; FROM employees1 WHERE dept_no = 'D02';</text:p>
      <text:p text:style-name="P3">ERROR 1064 (42000): You have an error in your SQL syntax; check the manual that corresponds to your MySQL server version for the right syntax to use near 'FROM employees1 WHERE dept_no = 'D02'' at line 1</text:p>
      <text:p text:style-name="P3">mysql&gt; SELECT FROM employees1 WHERE dept_no = 'D02';</text:p>
      <text:p text:style-name="P3">ERROR 1064 (42000): You have an error in your SQL syntax; check the manual that corresponds to your MySQL server version for the right syntax to use near 'FROM employees1 WHERE dept_no = 'D02'' at line 1</text:p>
      <text:p text:style-name="P3">mysql&gt; SELECT * FROM employees1 WHERE dept_no = 'D02';</text:p>
      <text:p text:style-name="P3">+--------+----------+------------+----------+------------+---------+--------+-------------+</text:p>
      <text:p text:style-name="P3">| emp_no | emp_name | dob <text:s text:c="7"/>| address <text:s/>| mobile_no <text:s/>| dept_no | salary | designation |</text:p>
      <text:p text:style-name="P3">+--------+----------+------------+----------+------------+---------+--------+-------------+</text:p>
      <text:p text:style-name="P3">| emp02 <text:s/>| Alice <text:s text:c="3"/>| 1985-08-15 | Address2 | 9876543211 | D02 <text:s text:c="4"/>| <text:s/>30000 | Engineer <text:s text:c="3"/>|</text:p>
      <text:p text:style-name="P3">| emp05 <text:s/>| David <text:s text:c="3"/>| 1993-04-30 | Address5 | 9876543214 | D02 <text:s text:c="4"/>| <text:s text:c="2"/>7000 | Technician <text:s/>|</text:p>
      <text:p text:style-name="P3">+--------+----------+------------+----------+------------+---------+--------+-------------+</text:p>
      <text:p text:style-name="P3"><text:soft-page-break/>2 rows in set (0.00 sec)</text:p>
      <text:p text:style-name="P3"/>
      <text:p text:style-name="P3">mysql&gt; SELECT emp_no, emp_name FROM employees1 WHERE dept_no = 'D02';</text:p>
      <text:p text:style-name="P3">+--------+----------+</text:p>
      <text:p text:style-name="P3">| emp_no | emp_name |</text:p>
      <text:p text:style-name="P3">+--------+----------+</text:p>
      <text:p text:style-name="P3">| emp02 <text:s/>| Alice <text:s text:c="3"/>|</text:p>
      <text:p text:style-name="P3">| emp05 <text:s/>| David <text:s text:c="3"/>|</text:p>
      <text:p text:style-name="P3">+--------+----------+</text:p>
      <text:p text:style-name="P3">2 rows in set (0.00 sec)</text:p>
      <text:p text:style-name="P3"/>
      <text:p text:style-name="P3">mysql&gt; SELECT emp_no, emp_name, dept_no, salary FROM employees1 ORDER BY salary DESC;</text:p>
      <text:p text:style-name="P3">+--------+----------+---------+--------+</text:p>
      <text:p text:style-name="P3">| emp_no | emp_name | dept_no | salary |</text:p>
      <text:p text:style-name="P3">+--------+----------+---------+--------+</text:p>
      <text:p text:style-name="P3">| emp07 <text:s/>| Frank <text:s text:c="3"/>| D04 <text:s text:c="4"/>| 150000 |</text:p>
      <text:p text:style-name="P3">| emp09 <text:s/>| Helen <text:s text:c="3"/>| D06 <text:s text:c="4"/>| 120000 |</text:p>
      <text:p text:style-name="P3">| emp08 <text:s/>| Grace <text:s text:c="3"/>| D05 <text:s text:c="4"/>| <text:s/>80000 |</text:p>
      <text:p text:style-name="P3">| emp06 <text:s/>| Eve <text:s text:c="5"/>| D03 <text:s text:c="4"/>| <text:s/>70000 |</text:p>
      <text:p text:style-name="P3">| emp01 <text:s/>| John <text:s text:c="4"/>| D01 <text:s text:c="4"/>| <text:s/>50000 |</text:p>
      <text:p text:style-name="P3">| emp03 <text:s/>| Bob <text:s text:c="5"/>| D01 <text:s text:c="4"/>| <text:s/>45000 |</text:p>
      <text:p text:style-name="P3">| emp02 <text:s/>| Alice <text:s text:c="3"/>| D02 <text:s text:c="4"/>| <text:s/>30000 |</text:p>
      <text:p text:style-name="P3">| emp04 <text:s/>| Charlie <text:s/>| D03 <text:s text:c="4"/>| <text:s/>20000 |</text:p>
      <text:p text:style-name="P3">| emp05 <text:s/>| David <text:s text:c="3"/>| D02 <text:s text:c="4"/>| <text:s text:c="2"/>7000 |</text:p>
      <text:p text:style-name="P3">| emp10 <text:s/>| lan <text:s text:c="5"/>| D07 <text:s text:c="4"/>| <text:s text:c="2"/>4000 |</text:p>
      <text:p text:style-name="P3">+--------+----------+---------+--------+</text:p>
      <text:p text:style-name="P3">10 rows in set (0.00 sec)</text:p>
      <text:p text:style-name="P3"/>
      <text:p text:style-name="P3">mysql&gt; SELECT emp_no, emp_name FROM employees1 WHERE salary BETWEEN 2000 AND 5000;</text:p>
      <text:p text:style-name="P3">+--------+----------+</text:p>
      <text:p text:style-name="P3">| emp_no | emp_name |</text:p>
      <text:p text:style-name="P3">+--------+----------+</text:p>
      <text:p text:style-name="P3">| emp10 <text:s/>| lan <text:s text:c="5"/>|</text:p>
      <text:p text:style-name="P3">+--------+----------+</text:p>
      <text:p text:style-name="P3">1 row in set (0.00 sec)</text:p>
      <text:p text:style-name="P3"/>
      <text:p text:style-name="P3">mysql&gt; SELECT DISTINCT Designation FROM employees1;</text:p>
      <text:p text:style-name="P3">+--------------------+</text:p>
      <text:p text:style-name="P3">| Designation <text:s text:c="7"/>|</text:p>
      <text:p text:style-name="P3">+--------------------+</text:p>
      <text:p text:style-name="P3">| Manager <text:s text:c="11"/>|</text:p>
      <text:p text:style-name="P3">| Engineer <text:s text:c="10"/>|</text:p>
      <text:p text:style-name="P3">| Assistant <text:s text:c="9"/>|</text:p>
      <text:p text:style-name="P3">| Technician <text:s text:c="8"/>|</text:p>
      <text:p text:style-name="P3">| Clerk <text:s text:c="13"/>|</text:p>
      <text:p text:style-name="P3">| Director <text:s text:c="10"/>|</text:p>
      <text:p text:style-name="P3">| Computer Assistant |</text:p>
      <text:p text:style-name="P3">| Supervisor <text:s text:c="8"/>|</text:p>
      <text:p text:style-name="P3">+--------------------+</text:p>
      <text:p text:style-name="P3">8 rows in set (0.00 sec)</text:p>
      <text:p text:style-name="P3"><text:soft-page-break/></text:p>
      <text:p text:style-name="P3">mysql&gt; UPDATE employees1 SET salary='45000' WHERE Designation='manager';</text:p>
      <text:p text:style-name="P3">Query OK, 2 rows affected (0.01 sec)</text:p>
      <text:p text:style-name="P3">Rows matched: 3 <text:s/>Changed: 2 <text:s/>Warnings: 0</text:p>
      <text:p text:style-name="P3"/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45000 | Manager <text:s text:c="11"/>|</text:p>
      <text:p text:style-name="P3">| emp02 <text:s/>| Alice <text:s text:c="3"/>| 1985-08-15 | Address2 <text:s text:c="2"/>| 9876543211 | D02 <text:s text:c="4"/>| <text:s/>30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20000 | Assistant <text:s text:c="9"/>|</text:p>
      <text:p text:style-name="P3">| emp05 <text:s/>| David <text:s text:c="3"/>| 1993-04-30 | Address5 <text:s text:c="2"/>| 9876543214 | D02 <text:s text:c="4"/>| <text:s text:c="2"/>7000 | Technician <text:s text:c="8"/>|</text:p>
      <text:p text:style-name="P3">| emp06 <text:s/>| Eve <text:s text:c="5"/>| 1988-02-14 | Address6 <text:s text:c="2"/>| 9876543215 | D03 <text:s text:c="4"/>| <text:s/>70000 | Clerk <text:s text:c="13"/>|</text:p>
      <text:p text:style-name="P3">| emp07 <text:s/>| Frank <text:s text:c="3"/>| 1991-09-10 | Address7 <text:s text:c="2"/>| 9876543216 | D04 <text:s text:c="4"/>| 150000 | Director <text:s text:c="10"/>|</text:p>
      <text:p text:style-name="P3">| emp08 <text:s/>| Grace <text:s text:c="3"/>| 1987-12-20 | Address8 <text:s text:c="2"/>| 9876543217 | D05 <text:s text:c="4"/>| <text:s/>45000 | Manager <text:s text:c="11"/>|</text:p>
      <text:p text:style-name="P3">| emp09 <text:s/>| Helen <text:s text:c="3"/>| 1994-03-05 | Address9 <text:s text:c="2"/>| 9876543218 | D06 <text:s text:c="4"/>| 120000 | Computer Assistant |</text:p>
      <text:p text:style-name="P3">| emp10 <text:s/>| lan <text:s text:c="5"/>| 1996-07-17 | Address 10 | 9876543219 | D07 <text:s text:c="4"/>| <text:s text:c="2"/>4000 | Supervisor <text:s text:c="8"/>|</text:p>
      <text:p text:style-name="P3">+--------+----------+------------+------------+------------+---------+--------+--------------------+</text:p>
      <text:p text:style-name="P3">10 rows in set (0.00 sec)</text:p>
      <text:p text:style-name="P3"/>
      <text:p text:style-name="P3">mysql&gt; UPDATE employees1 SET mobile_no ='9876543210' WHERE emp_name='John';</text:p>
      <text:p text:style-name="P3">Query OK, 0 rows affected (0.01 sec)</text:p>
      <text:p text:style-name="P3">Rows matched: 1 <text:s/>Changed: 0 <text:s/>Warnings: 0</text:p>
      <text:p text:style-name="P3"/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45000 | Manager <text:s text:c="11"/>|</text:p>
      <text:p text:style-name="P3">| emp02 <text:s/>| Alice <text:s text:c="3"/>| 1985-08-15 | Address2 <text:s text:c="2"/>| 9876543211 | D02 <text:s text:c="4"/>| <text:s/>30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20000 | Assistant <text:s text:c="9"/>|</text:p>
      <text:p text:style-name="P3">| emp05 <text:s/>| David <text:s text:c="3"/>| 1993-04-30 | Address5 <text:s text:c="2"/>| 9876543214 | D02 <text:s text:c="4"/>| <text:s text:c="2"/>7000 | Technician <text:s text:c="8"/>|</text:p>
      <text:p text:style-name="P3">| emp06 <text:s/>| Eve <text:s text:c="5"/>| 1988-02-14 | Address6 <text:s text:c="2"/>| 9876543215 | D03 <text:s text:c="4"/>| <text:s/>70000 | Clerk <text:s text:c="13"/>|</text:p>
      <text:p text:style-name="P3">| emp07 <text:s/>| Frank <text:s text:c="3"/>| 1991-09-10 | Address7 <text:s text:c="2"/>| 9876543216 | D04 <text:s text:c="4"/>| 150000 | Director <text:s text:c="10"/>|</text:p>
      <text:p text:style-name="P3">| emp08 <text:s/>| Grace <text:s text:c="3"/>| 1987-12-20 | Address8 <text:s text:c="2"/>| 9876543217 | D05 <text:s text:c="4"/>| <text:s/>45000 | Manager <text:s text:c="11"/>|</text:p>
      <text:p text:style-name="P3">| emp09 <text:s/>| Helen <text:s text:c="3"/>| 1994-03-05 | Address9 <text:s text:c="2"/>| 9876543218 | D06 <text:s text:c="4"/>| 120000 | Computer Assistant |</text:p>
      <text:p text:style-name="P3">| emp10 <text:s/>| lan <text:s text:c="5"/>| 1996-07-17 | Address 10 | 9876543219 | D07 <text:s text:c="4"/>| <text:s text:c="2"/>4000 | Supervisor <text:s text:c="8"/>|</text:p>
      <text:p text:style-name="P3">+--------+----------+------------+------------+------------+---------+--------+--------------------+</text:p>
      <text:p text:style-name="P3">10 rows in set (0.00 sec)</text:p>
      <text:p text:style-name="P3"/>
      <text:p text:style-name="P3">mysql&gt; DELETE FROM employees1 WHERE salary='7000';</text:p>
      <text:p text:style-name="P3">Query OK, 1 row affected (0.01 sec)</text:p>
      <text:p text:style-name="P3"/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45000 | Manager <text:s text:c="11"/>|</text:p>
      <text:p text:style-name="P3">| emp02 <text:s/>| Alice <text:s text:c="3"/>| 1985-08-15 | Address2 <text:s text:c="2"/>| 9876543211 | D02 <text:s text:c="4"/>| <text:s/>30000 | Engineer <text:s text:c="10"/>|</text:p>
      <text:p text:style-name="P3"><text:soft-page-break/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20000 | Assistant <text:s text:c="9"/>|</text:p>
      <text:p text:style-name="P3">| emp06 <text:s/>| Eve <text:s text:c="5"/>| 1988-02-14 | Address6 <text:s text:c="2"/>| 9876543215 | D03 <text:s text:c="4"/>| <text:s/>70000 | Clerk <text:s text:c="13"/>|</text:p>
      <text:p text:style-name="P3">| emp07 <text:s/>| Frank <text:s text:c="3"/>| 1991-09-10 | Address7 <text:s text:c="2"/>| 9876543216 | D04 <text:s text:c="4"/>| 150000 | Director <text:s text:c="10"/>|</text:p>
      <text:p text:style-name="P3">| emp08 <text:s/>| Grace <text:s text:c="3"/>| 1987-12-20 | Address8 <text:s text:c="2"/>| 9876543217 | D05 <text:s text:c="4"/>| <text:s/>45000 | Manager <text:s text:c="11"/>|</text:p>
      <text:p text:style-name="P3">| emp09 <text:s/>| Helen <text:s text:c="3"/>| 1994-03-05 | Address9 <text:s text:c="2"/>| 9876543218 | D06 <text:s text:c="4"/>| 120000 | Computer Assistant |</text:p>
      <text:p text:style-name="P3">| emp10 <text:s/>| lan <text:s text:c="5"/>| 1996-07-17 | Address 10 | 9876543219 | D07 <text:s text:c="4"/>| <text:s text:c="2"/>4000 | Supervisor <text:s text:c="8"/>|</text:p>
      <text:p text:style-name="P3">+--------+----------+------------+------------+------------+---------+--------+--------------------+</text:p>
      <text:p text:style-name="P3">9 rows in set (0.00 sec)</text:p>
      <text:p text:style-name="P3"/>
      <text:p text:style-name="P3">mysql&gt; SELECT emp_name,mobile_no FROM employees1 WHERE emp_name LIKE 'A%';</text:p>
      <text:p text:style-name="P3">+----------+------------+</text:p>
      <text:p text:style-name="P3">| emp_name | mobile_no <text:s/>|</text:p>
      <text:p text:style-name="P3">+----------+------------+</text:p>
      <text:p text:style-name="P3">| Alice <text:s text:c="3"/>| 9876543211 |</text:p>
      <text:p text:style-name="P3">+----------+------------+</text:p>
      <text:p text:style-name="P3">1 row in set (0.00 sec)</text:p>
      <text:p text:style-name="P3"/>
      <text:p text:style-name="P3">mysql&gt; SELECT * FROM employees1 WHERE LENGTH (emp_name)&gt;=3 AND salary&gt;20000;</text:p>
      <text:p text:style-name="P3">+--------+----------+------------+----------+------------+---------+--------+--------------------+</text:p>
      <text:p text:style-name="P3">| emp_no | emp_name | dob <text:s text:c="7"/>| address <text:s/>| mobile_no <text:s/>| dept_no | salary | designation <text:s text:c="7"/>|</text:p>
      <text:p text:style-name="P3">+--------+----------+------------+----------+------------+---------+--------+--------------------+</text:p>
      <text:p text:style-name="P3">| emp01 <text:s/>| John <text:s text:c="4"/>| 1990-05-10 | Address1 | 9876543210 | D01 <text:s text:c="4"/>| <text:s/>45000 | Manager <text:s text:c="11"/>|</text:p>
      <text:p text:style-name="P3">| emp02 <text:s/>| Alice <text:s text:c="3"/>| 1985-08-15 | Address2 | 9876543211 | D02 <text:s text:c="4"/>| <text:s/>30000 | Engineer <text:s text:c="10"/>|</text:p>
      <text:p text:style-name="P3">| emp03 <text:s/>| Bob <text:s text:c="5"/>| 1992-11-20 | Address3 | 9876543212 | D01 <text:s text:c="4"/>| <text:s/>45000 | Manager <text:s text:c="11"/>|</text:p>
      <text:p text:style-name="P3">| emp06 <text:s/>| Eve <text:s text:c="5"/>| 1988-02-14 | Address6 | 9876543215 | D03 <text:s text:c="4"/>| <text:s/>70000 | Clerk <text:s text:c="13"/>|</text:p>
      <text:p text:style-name="P3">| emp07 <text:s/>| Frank <text:s text:c="3"/>| 1991-09-10 | Address7 | 9876543216 | D04 <text:s text:c="4"/>| 150000 | Director <text:s text:c="10"/>|</text:p>
      <text:p text:style-name="P3">| emp08 <text:s/>| Grace <text:s text:c="3"/>| 1987-12-20 | Address8 | 9876543217 | D05 <text:s text:c="4"/>| <text:s/>45000 | Manager <text:s text:c="11"/>|</text:p>
      <text:p text:style-name="P3">| emp09 <text:s/>| Helen <text:s text:c="3"/>| 1994-03-05 | Address9 | 9876543218 | D06 <text:s text:c="4"/>| 120000 | Computer Assistant |</text:p>
      <text:p text:style-name="P3">+--------+----------+------------+----------+------------+---------+--------+--------------------+</text:p>
      <text:p text:style-name="P3">7 rows in set (0.00 sec)</text:p>
      <text:p text:style-name="P3"/>
      <text:p text:style-name="P3">mysql&gt; SELECT * FROM employees1 WHERE emp_no IN ('emp01','emp02','emp03');</text:p>
      <text:p text:style-name="P3">+--------+----------+------------+----------+------------+---------+--------+-------------+</text:p>
      <text:p text:style-name="P3">| emp_no | emp_name | dob <text:s text:c="7"/>| address <text:s/>| mobile_no <text:s/>| dept_no | salary | designation |</text:p>
      <text:p text:style-name="P3">+--------+----------+------------+----------+------------+---------+--------+-------------+</text:p>
      <text:p text:style-name="P3">| emp01 <text:s/>| John <text:s text:c="4"/>| 1990-05-10 | Address1 | 9876543210 | D01 <text:s text:c="4"/>| <text:s/>45000 | Manager <text:s text:c="4"/>|</text:p>
      <text:p text:style-name="P3">| emp02 <text:s/>| Alice <text:s text:c="3"/>| 1985-08-15 | Address2 | 9876543211 | D02 <text:s text:c="4"/>| <text:s/>30000 | Engineer <text:s text:c="3"/>|</text:p>
      <text:p text:style-name="P3">| emp03 <text:s/>| Bob <text:s text:c="5"/>| 1992-11-20 | Address3 | 9876543212 | D01 <text:s text:c="4"/>| <text:s/>45000 | Manager <text:s text:c="4"/>|</text:p>
      <text:p text:style-name="P3">+--------+----------+------------+----------+------------+---------+--------+-------------+</text:p>
      <text:p text:style-name="P3">3 rows in set (0.00 sec)</text:p>
      <text:p text:style-name="P3"/>
      <text:p text:style-name="P3">mysql&gt; SELECT emp_name,emp_no FROM employees1 WHERE salary BETWEEN 30000 AND 120000;</text:p>
      <text:p text:style-name="P3">+----------+--------+</text:p>
      <text:p text:style-name="P3">| emp_name | emp_no |</text:p>
      <text:p text:style-name="P3">+----------+--------+</text:p>
      <text:p text:style-name="P3">| John <text:s text:c="4"/>| emp01 <text:s/>|</text:p>
      <text:p text:style-name="P3">| Alice <text:s text:c="3"/>| emp02 <text:s/>|</text:p>
      <text:p text:style-name="P3">| Bob <text:s text:c="5"/>| emp03 <text:s/>|</text:p>
      <text:p text:style-name="P3">| Eve <text:s text:c="5"/>| emp06 <text:s/>|</text:p>
      <text:p text:style-name="P3">| Grace <text:s text:c="3"/>| emp08 <text:s/>|</text:p>
      <text:p text:style-name="P3"><text:soft-page-break/>| Helen <text:s text:c="3"/>| emp09 <text:s/>|</text:p>
      <text:p text:style-name="P3">+----------+--------+</text:p>
      <text:p text:style-name="P3">6 rows in set (0.00 sec)</text:p>
      <text:p text:style-name="P3"/>
      <text:p text:style-name="P3">mysql&gt; SELECT DISTINCT Designation FROM employees1;</text:p>
      <text:p text:style-name="P3">+--------------------+</text:p>
      <text:p text:style-name="P3">| Designation <text:s text:c="7"/>|</text:p>
      <text:p text:style-name="P3">+--------------------+</text:p>
      <text:p text:style-name="P3">| Manager <text:s text:c="11"/>|</text:p>
      <text:p text:style-name="P3">| Engineer <text:s text:c="10"/>|</text:p>
      <text:p text:style-name="P3">| Assistant <text:s text:c="9"/>|</text:p>
      <text:p text:style-name="P3">| Clerk <text:s text:c="13"/>|</text:p>
      <text:p text:style-name="P3">| Director <text:s text:c="10"/>|</text:p>
      <text:p text:style-name="P3">| Computer Assistant |</text:p>
      <text:p text:style-name="P3">| Supervisor <text:s text:c="8"/>|</text:p>
      <text:p text:style-name="P3">+--------------------+</text:p>
      <text:p text:style-name="P3">7 rows in set (0.00 sec)</text:p>
      <text:p text:style-name="P3"/>
      <text:p text:style-name="P3">mysql&gt; UPDATE employees1 SET salary='45000';</text:p>
      <text:p text:style-name="P3">Query OK, 6 rows affected (0.01 sec)</text:p>
      <text:p text:style-name="P3">Rows matched: 9 <text:s/>Changed: 6 <text:s/>Warnings: 0</text:p>
      <text:p text:style-name="P3"/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45000 | Manager <text:s text:c="11"/>|</text:p>
      <text:p text:style-name="P3">| emp02 <text:s/>| Alice <text:s text:c="3"/>| 1985-08-15 | Address2 <text:s text:c="2"/>| 9876543211 | D02 <text:s text:c="4"/>| <text:s/>45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45000 | Assistant <text:s text:c="9"/>|</text:p>
      <text:p text:style-name="P3">| emp06 <text:s/>| Eve <text:s text:c="5"/>| 1988-02-14 | Address6 <text:s text:c="2"/>| 9876543215 | D03 <text:s text:c="4"/>| <text:s/>45000 | Clerk <text:s text:c="13"/>|</text:p>
      <text:p text:style-name="P3">| emp07 <text:s/>| Frank <text:s text:c="3"/>| 1991-09-10 | Address7 <text:s text:c="2"/>| 9876543216 | D04 <text:s text:c="4"/>| <text:s/>45000 | Director <text:s text:c="10"/>|</text:p>
      <text:p text:style-name="P3">| emp08 <text:s/>| Grace <text:s text:c="3"/>| 1987-12-20 | Address8 <text:s text:c="2"/>| 9876543217 | D05 <text:s text:c="4"/>| <text:s/>45000 | Manager <text:s text:c="11"/>|</text:p>
      <text:p text:style-name="P3">| emp09 <text:s/>| Helen <text:s text:c="3"/>| 1994-03-05 | Address9 <text:s text:c="2"/>| 9876543218 | D06 <text:s text:c="4"/>| <text:s/>45000 | Computer Assistant |</text:p>
      <text:p text:style-name="P3">| emp10 <text:s/>| lan <text:s text:c="5"/>| 1996-07-17 | Address 10 | 9876543219 | D07 <text:s text:c="4"/>| <text:s/>45000 | Supervisor <text:s text:c="8"/>|</text:p>
      <text:p text:style-name="P3">+--------+----------+------------+------------+------------+---------+--------+--------------------+</text:p>
      <text:p text:style-name="P3">9 rows in set (0.00 sec)</text:p>
      <text:p text:style-name="P3"/>
      <text:p text:style-name="P3">mysql&gt; UPDATE employees1 SET mobile_no='9876543210' WHERE emp_name='John';</text:p>
      <text:p text:style-name="P3">Query OK, 0 rows affected (0.00 sec)</text:p>
      <text:p text:style-name="P3">Rows matched: 1 <text:s/>Changed: 0 <text:s/>Warnings: 0</text:p>
      <text:p text:style-name="P3"/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45000 | Manager <text:s text:c="11"/>|</text:p>
      <text:p text:style-name="P3">| emp02 <text:s/>| Alice <text:s text:c="3"/>| 1985-08-15 | Address2 <text:s text:c="2"/>| 9876543211 | D02 <text:s text:c="4"/>| <text:s/>45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45000 | Assistant <text:s text:c="9"/>|</text:p>
      <text:p text:style-name="P3">| emp06 <text:s/>| Eve <text:s text:c="5"/>| 1988-02-14 | Address6 <text:s text:c="2"/>| 9876543215 | D03 <text:s text:c="4"/>| <text:s/>45000 | Clerk <text:s text:c="13"/>|</text:p>
      <text:p text:style-name="P3">| emp07 <text:s/>| Frank <text:s text:c="3"/>| 1991-09-10 | Address7 <text:s text:c="2"/>| 9876543216 | D04 <text:s text:c="4"/>| <text:s/>45000 | Director <text:s text:c="10"/>|</text:p>
      <text:p text:style-name="P3"><text:soft-page-break/>| emp08 <text:s/>| Grace <text:s text:c="3"/>| 1987-12-20 | Address8 <text:s text:c="2"/>| 9876543217 | D05 <text:s text:c="4"/>| <text:s/>45000 | Manager <text:s text:c="11"/>|</text:p>
      <text:p text:style-name="P3">| emp09 <text:s/>| Helen <text:s text:c="3"/>| 1994-03-05 | Address9 <text:s text:c="2"/>| 9876543218 | D06 <text:s text:c="4"/>| <text:s/>45000 | Computer Assistant |</text:p>
      <text:p text:style-name="P3">| emp10 <text:s/>| lan <text:s text:c="5"/>| 1996-07-17 | Address 10 | 9876543219 | D07 <text:s text:c="4"/>| <text:s/>45000 | Supervisor <text:s text:c="8"/>|</text:p>
      <text:p text:style-name="P3">+--------+----------+------------+------------+------------+---------+--------+--------------------+</text:p>
      <text:p text:style-name="P3">9 rows in set (0.00 sec)</text:p>
      <text:p text:style-name="P3"/>
      <text:p text:style-name="P3">mysql&gt; DELETE FROM employees1 WHERE salary='7000';</text:p>
      <text:p text:style-name="P3">Query OK, 0 rows affected (0.00 sec)</text:p>
      <text:p text:style-name="P3"/>
      <text:p text:style-name="P3">mysql&gt; SELECT * FROM employees1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45000 | Manager <text:s text:c="11"/>|</text:p>
      <text:p text:style-name="P3">| emp02 <text:s/>| Alice <text:s text:c="3"/>| 1985-08-15 | Address2 <text:s text:c="2"/>| 9876543211 | D02 <text:s text:c="4"/>| <text:s/>45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45000 | Assistant <text:s text:c="9"/>|</text:p>
      <text:p text:style-name="P3">| emp06 <text:s/>| Eve <text:s text:c="5"/>| 1988-02-14 | Address6 <text:s text:c="2"/>| 9876543215 | D03 <text:s text:c="4"/>| <text:s/>45000 | Clerk <text:s text:c="13"/>|</text:p>
      <text:p text:style-name="P3">| emp07 <text:s/>| Frank <text:s text:c="3"/>| 1991-09-10 | Address7 <text:s text:c="2"/>| 9876543216 | D04 <text:s text:c="4"/>| <text:s/>45000 | Director <text:s text:c="10"/>|</text:p>
      <text:p text:style-name="P3">| emp08 <text:s/>| Grace <text:s text:c="3"/>| 1987-12-20 | Address8 <text:s text:c="2"/>| 9876543217 | D05 <text:s text:c="4"/>| <text:s/>45000 | Manager <text:s text:c="11"/>|</text:p>
      <text:p text:style-name="P3">| emp09 <text:s/>| Helen <text:s text:c="3"/>| 1994-03-05 | Address9 <text:s text:c="2"/>| 9876543218 | D06 <text:s text:c="4"/>| <text:s/>45000 | Computer Assistant |</text:p>
      <text:p text:style-name="P3">| emp10 <text:s/>| lan <text:s text:c="5"/>| 1996-07-17 | Address 10 | 9876543219 | D07 <text:s text:c="4"/>| <text:s/>45000 | Supervisor <text:s text:c="8"/>|</text:p>
      <text:p text:style-name="P3">+--------+----------+------------+------------+------------+---------+--------+--------------------+</text:p>
      <text:p text:style-name="P3">9 rows in set (0.00 sec)</text:p>
      <text:p text:style-name="P3"/>
      <text:p text:style-name="P3">mysql&gt; SELECT emp_name,mob_no FROM employees1 WHERE emp_name LIKE 'A%';</text:p>
      <text:p text:style-name="P3">ERROR 1054 (42S22): Unknown column 'mob_no' in 'field list'</text:p>
      <text:p text:style-name="P3">mysql&gt; SELECT emp_name,mobile_no FROM employees1 WHERE emp_name LIKE 'A%';</text:p>
      <text:p text:style-name="P3">+----------+------------+</text:p>
      <text:p text:style-name="P3">| emp_name | mobile_no <text:s/>|</text:p>
      <text:p text:style-name="P3">+----------+------------+</text:p>
      <text:p text:style-name="P3">| Alice <text:s text:c="3"/>| 9876543211 |</text:p>
      <text:p text:style-name="P3">+----------+------------+</text:p>
      <text:p text:style-name="P3">1 row in set (0.00 sec)</text:p>
      <text:p text:style-name="P3"/>
      <text:p text:style-name="P3">mysql&gt; SELECT * FROM employees1 WHERE LENGTH (emp_name)&gt;=3 AND salary&gt;20000;</text:p>
      <text:p text:style-name="P3">+--------+----------+------------+------------+------------+---------+--------+--------------------+</text:p>
      <text:p text:style-name="P3">| emp_no | emp_name | dob <text:s text:c="7"/>| address <text:s text:c="3"/>| mobile_no <text:s/>| dept_no | salary | designation <text:s text:c="7"/>|</text:p>
      <text:p text:style-name="P3">+--------+----------+------------+------------+------------+---------+--------+--------------------+</text:p>
      <text:p text:style-name="P3">| emp01 <text:s/>| John <text:s text:c="4"/>| 1990-05-10 | Address1 <text:s text:c="2"/>| 9876543210 | D01 <text:s text:c="4"/>| <text:s/>45000 | Manager <text:s text:c="11"/>|</text:p>
      <text:p text:style-name="P3">| emp02 <text:s/>| Alice <text:s text:c="3"/>| 1985-08-15 | Address2 <text:s text:c="2"/>| 9876543211 | D02 <text:s text:c="4"/>| <text:s/>45000 | Engineer <text:s text:c="10"/>|</text:p>
      <text:p text:style-name="P3">| emp03 <text:s/>| Bob <text:s text:c="5"/>| 1992-11-20 | Address3 <text:s text:c="2"/>| 9876543212 | D01 <text:s text:c="4"/>| <text:s/>45000 | Manager <text:s text:c="11"/>|</text:p>
      <text:p text:style-name="P3">| emp04 <text:s/>| Charlie <text:s/>| 1995-06-25 | Address4 <text:s text:c="2"/>| 9876543213 | D03 <text:s text:c="4"/>| <text:s/>45000 | Assistant <text:s text:c="9"/>|</text:p>
      <text:p text:style-name="P3">| emp06 <text:s/>| Eve <text:s text:c="5"/>| 1988-02-14 | Address6 <text:s text:c="2"/>| 9876543215 | D03 <text:s text:c="4"/>| <text:s/>45000 | Clerk <text:s text:c="13"/>|</text:p>
      <text:p text:style-name="P3">| emp07 <text:s/>| Frank <text:s text:c="3"/>| 1991-09-10 | Address7 <text:s text:c="2"/>| 9876543216 | D04 <text:s text:c="4"/>| <text:s/>45000 | Director <text:s text:c="10"/>|</text:p>
      <text:p text:style-name="P3">| emp08 <text:s/>| Grace <text:s text:c="3"/>| 1987-12-20 | Address8 <text:s text:c="2"/>| 9876543217 | D05 <text:s text:c="4"/>| <text:s/>45000 | Manager <text:s text:c="11"/>|</text:p>
      <text:p text:style-name="P3">| emp09 <text:s/>| Helen <text:s text:c="3"/>| 1994-03-05 | Address9 <text:s text:c="2"/>| 9876543218 | D06 <text:s text:c="4"/>| <text:s/>45000 | Computer Assistant |</text:p>
      <text:p text:style-name="P3">| emp10 <text:s/>| lan <text:s text:c="5"/>| 1996-07-17 | Address 10 | 9876543219 | D07 <text:s text:c="4"/>| <text:s/>45000 | Supervisor <text:s text:c="8"/>|</text:p>
      <text:p text:style-name="P3">+--------+----------+------------+------------+------------+---------+--------+--------------------+</text:p>
      <text:p text:style-name="P3">9 rows in set (0.00 sec)</text:p>
      <text:p text:style-name="P3"/>
      <text:p text:style-name="P3">mysql&gt; SELECT * FROM employees1 WHERE emp_no IN('emp01','emp02','emp03');</text:p>
      <text:p text:style-name="P3"><text:soft-page-break/>+--------+----------+------------+----------+------------+---------+--------+-------------+</text:p>
      <text:p text:style-name="P3">| emp_no | emp_name | dob <text:s text:c="7"/>| address <text:s/>| mobile_no <text:s/>| dept_no | salary | designation |</text:p>
      <text:p text:style-name="P3">+--------+----------+------------+----------+------------+---------+--------+-------------+</text:p>
      <text:p text:style-name="P3">| emp01 <text:s/>| John <text:s text:c="4"/>| 1990-05-10 | Address1 | 9876543210 | D01 <text:s text:c="4"/>| <text:s/>45000 | Manager <text:s text:c="4"/>|</text:p>
      <text:p text:style-name="P3">| emp02 <text:s/>| Alice <text:s text:c="3"/>| 1985-08-15 | Address2 | 9876543211 | D02 <text:s text:c="4"/>| <text:s/>45000 | Engineer <text:s text:c="3"/>|</text:p>
      <text:p text:style-name="P3">| emp03 <text:s/>| Bob <text:s text:c="5"/>| 1992-11-20 | Address3 | 9876543212 | D01 <text:s text:c="4"/>| <text:s/>45000 | Manager <text:s text:c="4"/>|</text:p>
      <text:p text:style-name="P3">+--------+----------+------------+----------+------------+---------+--------+-------------+</text:p>
      <text:p text:style-name="P3">3 rows in set (0.00 sec)</text:p>
      <text:p text:style-name="P3"/>
      <text:p text:style-name="P3">mysql&gt; SELECT emp_name,emp_no FROM employees1 WHERE salary BETWEEN 30000 AND 120000;</text:p>
      <text:p text:style-name="P3">+----------+--------+</text:p>
      <text:p text:style-name="P3">| emp_name | emp_no |</text:p>
      <text:p text:style-name="P3">+----------+--------+</text:p>
      <text:p text:style-name="P3">| John <text:s text:c="4"/>| emp01 <text:s/>|</text:p>
      <text:p text:style-name="P3">| Alice <text:s text:c="3"/>| emp02 <text:s/>|</text:p>
      <text:p text:style-name="P3">| Bob <text:s text:c="5"/>| emp03 <text:s/>|</text:p>
      <text:p text:style-name="P3">| Charlie <text:s/>| emp04 <text:s/>|</text:p>
      <text:p text:style-name="P3">| Eve <text:s text:c="5"/>| emp06 <text:s/>|</text:p>
      <text:p text:style-name="P3">| Frank <text:s text:c="3"/>| emp07 <text:s/>|</text:p>
      <text:p text:style-name="P3">| Grace <text:s text:c="3"/>| emp08 <text:s/>|</text:p>
      <text:p text:style-name="P3">| Helen <text:s text:c="3"/>| emp09 <text:s/>|</text:p>
      <text:p text:style-name="P3">| lan <text:s text:c="5"/>| emp10 <text:s/>|</text:p>
      <text:p text:style-name="P3">+----------+--------+</text:p>
      <text:p text:style-name="P3">9 rows in set (0.00 sec)</text:p>
      <text:p text:style-name="P3"/>
      <text:p text:style-name="P3">mysql&gt; SELECT * FROM employees1 WHERE Designation IN ('Manager','Computer Assistant');</text:p>
      <text:p text:style-name="P3">+--------+----------+------------+----------+------------+---------+--------+--------------------+</text:p>
      <text:p text:style-name="P3">| emp_no | emp_name | dob <text:s text:c="7"/>| address <text:s/>| mobile_no <text:s/>| dept_no | salary | designation <text:s text:c="7"/>|</text:p>
      <text:p text:style-name="P3">+--------+----------+------------+----------+------------+---------+--------+--------------------+</text:p>
      <text:p text:style-name="P3">| emp01 <text:s/>| John <text:s text:c="4"/>| 1990-05-10 | Address1 | 9876543210 | D01 <text:s text:c="4"/>| <text:s/>45000 | Manager <text:s text:c="11"/>|</text:p>
      <text:p text:style-name="P3">| emp03 <text:s/>| Bob <text:s text:c="5"/>| 1992-11-20 | Address3 | 9876543212 | D01 <text:s text:c="4"/>| <text:s/>45000 | Manager <text:s text:c="11"/>|</text:p>
      <text:p text:style-name="P3">| emp08 <text:s/>| Grace <text:s text:c="3"/>| 1987-12-20 | Address8 | 9876543217 | D05 <text:s text:c="4"/>| <text:s/>45000 | Manager <text:s text:c="11"/>|</text:p>
      <text:p text:style-name="P3">| emp09 <text:s/>| Helen <text:s text:c="3"/>| 1994-03-05 | Address9 | 9876543218 | D06 <text:s text:c="4"/>| <text:s/>45000 | Computer Assistant |</text:p>
      <text:p text:style-name="P3">+--------+----------+------------+----------+------------+---------+--------+--------------------+</text:p>
      <text:p text:style-name="P3">4 rows in set (0.00 sec)</text:p>
      <text:p text:style-name="P3"/>
      <text:p text:style-name="P3">mysql&gt; SELECT dept_no,AVG(salary) AS average_salary FROM employees1 GROUP BY dept_no;</text:p>
      <text:p text:style-name="P3">+---------+----------------+</text:p>
      <text:p text:style-name="P3">| dept_no | average_salary |</text:p>
      <text:p text:style-name="P3">+---------+----------------+</text:p>
      <text:p text:style-name="P3">| D01 <text:s text:c="4"/>| <text:s text:c="4"/>45000.0000 |</text:p>
      <text:p text:style-name="P3">| D02 <text:s text:c="4"/>| <text:s text:c="4"/>45000.0000 |</text:p>
      <text:p text:style-name="P3">| D03 <text:s text:c="4"/>| <text:s text:c="4"/>45000.0000 |</text:p>
      <text:p text:style-name="P3">| D04 <text:s text:c="4"/>| <text:s text:c="4"/>45000.0000 |</text:p>
      <text:p text:style-name="P3">| D05 <text:s text:c="4"/>| <text:s text:c="4"/>45000.0000 |</text:p>
      <text:p text:style-name="P3">| D06 <text:s text:c="4"/>| <text:s text:c="4"/>45000.0000 |</text:p>
      <text:p text:style-name="P3">| D07 <text:s text:c="4"/>| <text:s text:c="4"/>45000.0000 |</text:p>
      <text:p text:style-name="P3">+---------+----------------+</text:p>
      <text:p text:style-name="P3">7 rows in set (0.01 sec)</text:p>
      <text:p text:style-name="P3"/>
      <text:p text:style-name="P3"><text:soft-page-break/>mysql&gt; SELECT dept_no,AVG(salary) AS average_salary FROM employees1 GROUP BY dept_no;</text:p>
      <text:p text:style-name="P3">+---------+----------------+</text:p>
      <text:p text:style-name="P3">| dept_no | average_salary |</text:p>
      <text:p text:style-name="P3">+---------+----------------+</text:p>
      <text:p text:style-name="P3">| D01 <text:s text:c="4"/>| <text:s text:c="4"/>45000.0000 |</text:p>
      <text:p text:style-name="P3">| D02 <text:s text:c="4"/>| <text:s text:c="4"/>45000.0000 |</text:p>
      <text:p text:style-name="P3">| D03 <text:s text:c="4"/>| <text:s text:c="4"/>45000.0000 |</text:p>
      <text:p text:style-name="P3">| D04 <text:s text:c="4"/>| <text:s text:c="4"/>45000.0000 |</text:p>
      <text:p text:style-name="P3">| D05 <text:s text:c="4"/>| <text:s text:c="4"/>45000.0000 |</text:p>
      <text:p text:style-name="P3">| D06 <text:s text:c="4"/>| <text:s text:c="4"/>45000.0000 |</text:p>
      <text:p text:style-name="P3">| D07 <text:s text:c="4"/>| <text:s text:c="4"/>45000.0000 |</text:p>
      <text:p text:style-name="P3">+---------+----------------+</text:p>
      <text:p text:style-name="P3">7 rows in set (0.00 sec)</text:p>
      <text:p text:style-name="P3"/>
      <text:p text:style-name="P3">mysql&gt; SELECT dept_no SUM(salary) AS total_salary FROM employees1 GROUP BY dept_no;</text:p>
      <text:p text:style-name="P3">ERROR 1064 (42000): You have an error in your SQL syntax; check the manual that corresponds to your MySQL server version for the right syntax to use near 'SUM(salary) AS total_salary FROM employees1 GROUP BY dept_no' at line 1</text:p>
      <text:p text:style-name="P3">mysql&gt; SELECT dept_no,SUM(salary) AS total_salary FROM employees1 GROUP BY dept_no;</text:p>
      <text:p text:style-name="P3">+---------+--------------+</text:p>
      <text:p text:style-name="P3">| dept_no | total_salary |</text:p>
      <text:p text:style-name="P3">+---------+--------------+</text:p>
      <text:p text:style-name="P3">| D01 <text:s text:c="4"/>| <text:s text:c="7"/>90000 |</text:p>
      <text:p text:style-name="P3">| D02 <text:s text:c="4"/>| <text:s text:c="7"/>45000 |</text:p>
      <text:p text:style-name="P3">| D03 <text:s text:c="4"/>| <text:s text:c="7"/>90000 |</text:p>
      <text:p text:style-name="P3">| D04 <text:s text:c="4"/>| <text:s text:c="7"/>45000 |</text:p>
      <text:p text:style-name="P3">| D05 <text:s text:c="4"/>| <text:s text:c="7"/>45000 |</text:p>
      <text:p text:style-name="P3">| D06 <text:s text:c="4"/>| <text:s text:c="7"/>45000 |</text:p>
      <text:p text:style-name="P3">| D07 <text:s text:c="4"/>| <text:s text:c="7"/>45000 |</text:p>
      <text:p text:style-name="P3">+---------+--------------+</text:p>
      <text:p text:style-name="P3">7 rows in set (0.00 sec)</text:p>
      <text:p text:style-name="P3"/>
      <text:p text:style-name="P3">mysql&gt; SELECT dept_no,AVG(salary) AS average_salary FROM employees1 WHERE dept_no &lt;&gt; 'D01' GROUP BY dept_no HAVING AVG(salary) &gt;20000 ORDER BY average_salary ASC;</text:p>
      <text:p text:style-name="P3">+---------+----------------+</text:p>
      <text:p text:style-name="P3">| dept_no | average_salary |</text:p>
      <text:p text:style-name="P3">+---------+----------------+</text:p>
      <text:p text:style-name="P3">| D04 <text:s text:c="4"/>| <text:s text:c="4"/>45000.0000 |</text:p>
      <text:p text:style-name="P3">| D02 <text:s text:c="4"/>| <text:s text:c="4"/>45000.0000 |</text:p>
      <text:p text:style-name="P3">| D07 <text:s text:c="4"/>| <text:s text:c="4"/>45000.0000 |</text:p>
      <text:p text:style-name="P3">| D05 <text:s text:c="4"/>| <text:s text:c="4"/>45000.0000 |</text:p>
      <text:p text:style-name="P3">| D03 <text:s text:c="4"/>| <text:s text:c="4"/>45000.0000 |</text:p>
      <text:p text:style-name="P3">| D06 <text:s text:c="4"/>| <text:s text:c="4"/>45000.0000 |</text:p>
      <text:p text:style-name="P3">+---------+----------------+</text:p>
      <text:p text:style-name="P3">6 rows in set (0.00 sec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0T14:32:41.060329187</meta:creation-date>
    <dc:date>2026-02-10T16:02:09.828706227</dc:date>
    <meta:editing-duration>PT29M4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6" meta:paragraph-count="678" meta:word-count="6235" meta:character-count="41103" meta:non-whitespace-character-count="31683"/>
  </office:meta>
</office:document-meta>
</file>